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1</text:p>
      <text:p text:style-name="P5">Date (derived from Gregorian calendar)<text:tab/>September 10, 1891</text:p>
      <text:p text:style-name="P5">Month<text:tab/><text:tab/><text:tab/><text:tab/><text:tab/><text:tab/>Sept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, Sept. 10th[/ inserted by author]5651/</text:p>
      <text:p text:style-name="P2">Dear Dr!/</text:p>
      <text:p text:style-name="P2"><text:tab/>I take pleasure in in-/-forming you that, after a week/ and a half of arduous seeking, Mr/ Blumenthal and I have succeeded/ in finding suitable quarters for/ the Seminary at No 220 East 12th/ St and that Mr Blumenthal yes-/-terday leased them until next/ May. <text:s/>It was quite a difficult/ task, there are not many nice/ floors to be had in that neighbor-/-hood altogether, those that pleased/ us we could not have as the owners/ would only rent them to private fam-/-ilies and those we could have were/</text:p>
      <text:p text:style-name="P2"/>
      <text:p text:style-name="P2">[Page 2]</text:p>
      <text:p text:style-name="P2">usually not fitted for the purpose/ so that we had begun to despair of/ being able to rent any place and to/ think that it would be necessary to/ purchase at once. <text:s/>The place, however,/ which we have secured is as fine as <text:span text:style-name="T2">good</text:span> could be desired./ <text:s/>It is a parlor floor containing three/ large and three moderate sized rooms,/ high, light, airy and very neatly/ decorated. <text:s/>It is splendidly adapted/ not only for school <text:soft-page-break/>purposes but/ also for the lectures which we pro-/-pose to give and for services. <text:s/>The/ block in which it is situated is/ very respectable and quiet. <text:s/>The/ rent is rather high $70 a month but nothing/ good can be had in that vicinity for less./ <text:s/>In accordance with your directions I/ have instructed Hertz that in case he/ be accepted to preach during the/ holy days in the 29th st synagogue/</text:p>
      <text:p text:style-name="P2"/>
      <text:p text:style-name="P2">[Page 3]</text:p>
      <text:p text:style-name="P2">he must show me his sermons be-/-fore delivering them. <text:s/>Now that/ a place has been found the sessions/ of the Seminary will commence to/ be regularly held from next Sunday./ <text:s/>I would remind you that when you/ were recently in the city, you concurred/ in the opinion of Mr Blumenthal/ that for various reasons it would be de-/-sirable to call together the Advisory/ Board, among other reasons for the/ purpose of fixing a date for the en-/-trance examinations and for making/ suggestions relative to the curriculum./ <text:s/>Mr Blumenthal desired me to ask/ you at what date in the immediate/ future you could be in the city, in/ order that he may call a meeting/ of the Advisory Board for that/ date./</text:p>
      <text:p text:style-name="P2">With the sincerest regards to/</text:p>
      <text:p text:style-name="P2"/>
      <text:p text:style-name="P2">[Page 4]</text:p>
      <text:p text:style-name="P2">yourself and esteemed family, I/ remain/</text:p>
      <text:p text:style-name="P2"><text:tab/>Very truly yours/ Bernard Drachman/ Precepto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4:13:05.31</meta:creation-date>
    <dc:date>2011-11-28T14:22:24.36</dc:date>
    <dc:creator>Penn Libraries</dc:creator>
    <meta:editing-duration>PT00H08M4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555" meta:character-count="3483"/>
  </office:meta>
</office:document-meta>
</file>